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Kapitola 5 <text:line-break/>Použití grafiky</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epnutí pravým tlačítkem</text:p>
            </table:table-cell>
            <table:table-cell table:style-name="Table5.A2" office:value-type="string">
              <text:p text:style-name="P4">Control + klepnout a/nebo klep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i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í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dokumentu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Propojení nebo vložení obrazového souboru<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Použití vlastností </text:a><text:a xlink:type="simple" xlink:href="#__RefHeading___Toc66023_1507088200" text:style-name="Index_20_Link" text:visited-style-name="Index_20_Link"> deck </text:a><text:a xlink:type="simple" xlink:href="#__RefHeading___Toc66023_1507088200" text:style-name="Index_20_Link" text:visited-style-name="Index_20_Link"> v postranním panelu<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Použití dialogu Poloha a velikost<text:tab/>10</text:a></text:p>
            <text:p text:style-name="P39"><text:a xlink:type="simple" xlink:href="#__RefHeading__42669_701536291" text:style-name="Index_20_Link" text:visited-style-name="Index_20_Link">Uspořádání obrázků<text:tab/>11</text:a></text:p>
            <text:p text:style-name="P39"><text:a xlink:type="simple" xlink:href="#__RefHeading__36112413" text:style-name="Index_20_Link" text:visited-style-name="Index_20_Link">Ukotvení obrázků<text:tab/>11</text:a></text:p>
            <text:p text:style-name="P39"><text:a xlink:type="simple" xlink:href="#__RefHeading__41593724" text:style-name="Index_20_Link" text:visited-style-name="Index_20_Link">Zarovnání obrázků<text:tab/>12</text:a></text:p>
            <text:p text:style-name="P39"><text:a xlink:type="simple" xlink:href="#__RefHeading__5771_1681121268" text:style-name="Index_20_Link" text:visited-style-name="Index_20_Link">Seskupování a oddělování obrázků<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Nastavení vlastností objektů kresba<text:tab/>13</text:a></text:p>
            <text:p text:style-name="P39"><text:a xlink:type="simple" xlink:href="#__RefHeading__19803_587482907" text:style-name="Index_20_Link" text:visited-style-name="Index_20_Link">Změna velikosti objektů kresba<text:tab/>14</text:a></text:p>
            <text:p text:style-name="P39"><text:a xlink:type="simple" xlink:href="#__RefHeading__19805_587482907" text:style-name="Index_20_Link" text:visited-style-name="Index_20_Link">Seskupování a oddělování objektů kresba<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te v nápovědě LibreOffice.</text:p>
      <text:p text:style-name="Text_20_Body_20_List_20_Intro">Grafika v Calc je tří základních typů:</text:p>
      <text:list xml:id="list3897989777"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LibreOffice's Chart; další informace viz Kapitola 3, Vytváření grafů</text:p>
        </text:list-item>
      </text:list>
      <text:p text:style-name="P10">Použití grafiky v programu Calc je podobné jako v jiných komponentách LibreOffice. Podrobnější popis naleznete v <text:span text:style-name="Emphasis">Příručka Začínáme</text:span> nebo <text:span text:style-name="Emphasis">Průvodce kreslení</text:span> .</text:p>
      <text:list xml:id="list3516488200" text:style-name="Heading_20_Note">
        <text:list-item>
          <text:p text:style-name="Heading_20_Note">Poznámka</text:p>
        </text:list-item>
      </text:list>
      <text:p text:style-name="Text_20_Note">V LibreOffice,oba termíny <text:span text:style-name="Emphasis">grafika</text:span> a <text:span text:style-name="Emphasis">obrázky</text:span> odkazují na obrazové a kreslené objekty. Obrázky slov se často používají při odkazování na obrázky a jiné grafiky, které nejsou kreslené objekty.</text:p>
      <text:h text:style-name="Heading_20_1" text:outline-level="1"><text:bookmark-start text:name="__RefHeading__19759_587482907"/><text:alphabetical-index-mark text:string-value="obrázky" text:key1="vkládání"/><text:reference-mark text:name="Adding images"/>Vkládání obrázků do dokumentu sešitu<text:bookmark-end text:name="__RefHeading__19759_587482907"/></text:h>
      <text:p text:style-name="Text_20_body">Grafika nebo obrázky (někdy nazývané obrazy v LibreOffice), jako jsou firemní loga a fotografie, jsou pravděpodobně nejčastějšími typy grafiky přid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vkládání obrázků"/><text:alphabetical-index-mark text:string-value="vkládání ze souboru" text:key1="obrázky"/><text:alphabetical-index-mark text:string-value="propojení obrázků"/>Vkládání souboru s obrázkem<text:bookmark-end text:name="__RefHeading__40481467"/></text:h>
      <text:p text:style-name="P11">Pokud je obrázek v souboru uloženém v počítači, můžete jej vložit do tabulky pomocí jedné z následujících metod.</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Přetáhněte obrázek do tabulky a pusťte tam, kde se má zobrazit.</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Viz „ <text:bookmark-ref text:reference-format="chapter" text:ref-name="__RefHeading__19765_587482907"/><text:bookmark-ref text:reference-format="text" text:ref-name="__RefHeading__19765_587482907"> Propojení nebo vložení obrazového souboru</text:bookmark-ref> “ na stránce <text:bookmark-ref text:reference-format="page" text:ref-name="__RefHeading__19765_587482907">5 </text:bookmark-ref><text:s/> Pro více informací.</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Klikněte do tabulky, kde se má obrázek zobrazit.</text:p>
        </text:list-item>
        <text:list-item>
          <text:p text:style-name="Numbering_20_1">Vyberte z panelu nabídek <text:span text:style-name="Strong_20_Emphasis">Vložit &gt; Obrázek</text:span>.</text:p>
        </text:list-item>
        <text:list-item>
          <text:p text:style-name="Numbering_20_1">V dialogu Vložit obrázek (obrázek <text:sequence-ref text:reference-format="value" text:ref-name="refFigure0">1</text:sequence-ref> ), přejděte na soubor, který chcete vložit, a vyberte jej.</text:p>
        </text:list-item>
        <text:list-item>
          <text:p text:style-name="Numbering_20_1">Ve spodní části dialogu je volba <text:span text:style-name="Strong_20_Emphasis">Vložit jako odkaz</text:span> . Vyberte jej, pokud chcete soubor propojit.</text:p>
        </text:list-item>
        <text:list-item>
          <text:p text:style-name="Numbering_20_1">Klepneme na <text:span text:style-name="Strong_20_Emphasis">Otevřít</text:span>. Soubor je vložen do tabulky a je ukotven k buňce, ve které byl umístěn kurzor.</text:p>
        </text:list-item>
      </text:list>
      <text:list xml:id="list201639839759853" text:continue-list="list3516488200" text:style-name="Heading_20_Note">
        <text:list-item>
          <text:p text:style-name="Heading_20_Note"><text:soft-page-break/>Poznámka</text:p>
        </text:list-item>
      </text:list>
      <text:p text:style-name="P33">Pokud jste se rozhodli pro propojení obrázku, Calc může zobrazit potvrzovací dialog s možnostmi pokračovat s odkazem nebo namísto toho obrázek vložit. V tomto dialogu je k dispozici možnost zabránění jeho budoucího zobrazení.</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y"/>Propojení nebo vložení obrazového souboru<text:bookmark-end text:name="__RefHeading__19765_587482907"/></text:h>
      <text:p text:style-name="P13">Vložením obrázku do tabulky se obrázek stane trvalou součástí tabulkového souboru. Jakékoli změny vloženého obrázku se zobrazí pouze v této tabulce; původní obrázek nebude ovlivněn.</text:p>
      <text:p text:style-name="P13">Pokud vyberete <text:span text:style-name="Strong_20_Emphasis">Vložit jako odkaz</text:span> v dialogovém okně Vložit obrázek, nebo použijete <text:span text:style-name="Keystroke">Ctrl + Shift</text:span> během přetahování, Calc vytvoří odkaz na soubor obsahující obrázek, namístoaby jej vložil.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Výhoda - Soubor s obrázkem můžet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te někomu jinému nebo jej přesunete do jiného počítače, musíte současně poslat obrazové soubory a zachovat stejnou strukturu souborů. Například, můžete uložit obrazové soubory do podsložky pojmenované <text:span text:style-name="Emphasis">Obrázky</text:span> uvnitř stejné složky obsahující dokument Calc. Každý příjemce tabulky musí umístit obrazové soubory do podsložky se stejným názvem, ve stejné pojmenované složce jako má tabulku.</text:p>
        </text:list-item>
      </text:list>
      <text:list xml:id="list201640387286607" text:continue-list="list201639839759853"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te obrázky jednou propojili, můžete je snadno vložit později.</text:p>
      <text:list xml:id="list542968924" text:style-name="Numbering_20_1">
        <text:list-item text:start-value="1">
          <text:p text:style-name="Numbering_20_1">Otevřeme sešit v programu Calc.</text:p>
        </text:list-item>
        <text:list-item>
          <text:p text:style-name="Numbering_20_1">Vyberte <text:span text:style-name="Strong_20_Emphasis">Úpravy &gt; Odkazy na externí soubory</text:span> na panelu nabídek, pro otevření dialogu Upravit odkazy (Obrázek <text:sequence-ref text:reference-format="value" text:ref-name="refFigure1">2</text:sequence-ref> ), který zobrazuje všechny propojené soubory.</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Obrázek <text:sequence text:ref-name="refFigure1" text:name="Figure" text:formula="ooow:Figure+1" style:num-format="1">2</text:sequence> : Dialogové okno Upravit odkazy</text:p></draw:text-box></draw:frame></text:p>
      <text:list xml:id="list201639209780204" text:continue-numbering="true" text:style-name="Numbering_20_1">
        <text:list-item>
          <text:p text:style-name="Numbering_20_1">Vyberte soubory, které chcete změnit z propojených na vložené.</text:p>
        </text:list-item>
        <text:list-item>
          <text:p text:style-name="Numbering_20_1">Klikněte na <text:span text:style-name="Strong_20_Emphasis">Přerušit odkaz</text:span> a potvrďte, že chcete vybraný odkaz odebrat. Soubor se stane součástí tabulky.</text:p>
        </text:list-item>
      </text:list>
      <text:list xml:id="list201639856339324" text:continue-list="list201640387286607" text:style-name="Heading_20_Note">
        <text:list-item>
          <text:p text:style-name="Heading_20_Note">Poznámka</text:p>
        </text:list-item>
      </text:list>
      <text:p text:style-name="Text_20_Note">Převést vložené obrázky na propojené, není tak snadné. Musíte je změnit jeden po druhém, a vybrat možnost <text:span text:style-name="Strong_20_Emphasis">Vložit jako odkaz</text:span> při opětovném vkládání každého souboru.</text:p>
      <text:h text:style-name="P49" text:outline-level="2"><text:bookmark-start text:name="__RefHeading___Toc52521_1507088200"/><text:alphabetical-index-mark text:string-value="schránka, vkládání obrázku z"/><text:alphabetical-index-mark text:string-value="vkládání ze schránky" text:key1="obrázky"/>Vkládání obrázků ze schránky<text:bookmark-end text:name="__RefHeading___Toc52521_1507088200"/></text:h>
      <text:p text:style-name="P25">Pomocí schránky můžete kopírovat obrázky do tabulky Calc z jiného dokumentu LibreOffice, nebo z jiných programů. Provedeme to následovně:</text:p>
      <text:list xml:id="list201639353674056" text:continue-list="list201638994551196" text:style-name="Numbering_20_1">
        <text:list-item text:start-value="1">
          <text:p text:style-name="P71">Otevřeme zdrojový a cílový dokument.</text:p>
        </text:list-item>
        <text:list-item>
          <text:p text:style-name="P71">Ve zdrojovém dokumentu zkopírujte obrázek do schránky - přesné interakce se budou lišit od programu k programu.</text:p>
        </text:list-item>
        <text:list-item>
          <text:p text:style-name="P71">Přepneme se na cílový dokument. Klepnutím umístíte kurzor do buňky, kde má být obrázek ukotven. Klepněte pravým tlačítkem a vyberte <text:span text:style-name="Strong_20_Emphasis">Vložit</text:span> pro vložení obrázku nebo vyberte <text:span text:style-name="Strong_20_Emphasis">Úpravy &gt; Vložit</text:span> nebo klikněte na ikonu <text:span text:style-name="Strong_20_Emphasis">Vložit</text:span> na panelu nástrojů Standardní nebo stiskněte tlačítko <text:span text:style-name="Keystroke">Ctrl + V</text:span> .</text:p>
        </text:list-item>
      </text:list>
      <text:list xml:id="list201639658605976" text:continue-list="list2338207855" text:style-name="Heading_20_Caution">
        <text:list-item>
          <text:p text:style-name="P55"><text:soft-page-break/>Upozornění</text:p>
        </text:list-item>
      </text:list>
      <text:p text:style-name="P31">Pokud je aplikace, ze které byl obrázek zkopírován, uzavřena před jeho vložením do cílového souboru, může ve schránce dojít k jeho ztrátě.</text:p>
      <text:h text:style-name="P49" text:outline-level="2"><text:bookmark-start text:name="__RefHeading___Toc52523_1507088200"/><text:alphabetical-index-mark text:string-value="vkládání ze skeneru" text:key1="obrázky"/><text:alphabetical-index-mark text:string-value="skener, použití k vložení obrázku"/>Vkládání obrázků s použitím skeneru<text:bookmark-end text:name="__RefHeading___Toc52523_1507088200"/></text:h>
      <text:p text:style-name="P8">Pokud je k počítači připojen skener, může LibreOffice otevřít aplikaci pro skenování a vložit naskenovanou položku do dokumentu LibreOffice jako obrázek. Chcete-li zahájit tento postup, zvolte <text:span text:style-name="Strong_20_Emphasis">Vložit &gt; Média &gt; Skenovat &gt; Vybrat zdroj</text:span> . Po výběru skeneru, umístěte kurzor na místo, kam chcete obrázek vložit, a zvolte <text:span text:style-name="Strong_20_Emphasis">Vložit &gt; Média &gt; Skenovat &gt; Žádost</text:span> .</text:p>
      <text:p text:style-name="P12">Ačkoliv je tento postup rychlý a snadný, pravděpodobně pomocí něj nezískáme kvalitní obrázek o správné velikosti. Lepšího výsledku dosáhnete, když obrázek naskenujete a vyčistíte v grafickém programu před tím, než je do balíku LibreOffice vložíte.</text:p>
      <text:h text:style-name="P49" text:outline-level="2"><text:bookmark-start text:name="__RefHeading__19771_587482907"/><text:alphabetical-index-mark text:string-value="Karta galerie"/><text:alphabetical-index-mark text:string-value="vkládání z karty Galerie" text:key1="obrázky"/><text:alphabetical-index-mark text:string-value="Karta galerie" text:key1="Postranní lišta"/>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te vkládat do dokumentů. Galerie je k dispozici ve všech komponentách LibreOffice. Můžete přidat své vlastní obrázky, stejně jako obrázky dodané balíkem LibreOffice. Pro více informací viz <text:span text:style-name="Emphasis">Příručka Začínáme</text:span> Kapitola 11, Obrázky a grafika.</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Vložení obrázku z Galerie:</text:p>
      <text:list xml:id="list639156595" text:style-name="Numbering_20_1">
        <text:list-item text:start-value="1">
          <text:p text:style-name="P71">Klikněte na ikonu <text:span text:style-name="Strong_20_Emphasis">Galerie</text:span> na postranním panelu nebo vyberte <text:span text:style-name="Strong_20_Emphasis">Zobrazit &gt; Galerie</text:span> .</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Můžete také kliknout pravým tlačítkem myši na objekt a vybrat <text:span text:style-name="Strong_20_Emphasis">Vložit,</text:span> v takovém případě bude obrázek umístěn do vybraných buněk v tabulce.</text:p>
      <text:list xml:id="list201639632966057" text:continue-list="list201639856339324" text:style-name="Heading_20_Note">
        <text:list-item>
          <text:p text:style-name="Heading_20_Note"><text:soft-page-break/>Poznámka</text:p>
        </text:list-item>
      </text:list>
      <text:p text:style-name="Text_20_Note">Chcete-li vložit obrázek jako odkaz, podržte klávesy při přetahování objektu do dokumentu <text:span text:style-name="Keystroke">Shift</text:span> a <text:span text:style-name="Keystroke">Ctrl</text:span> .</text:p>
      <text:h text:style-name="Heading_20_1" text:outline-level="1"><text:bookmark-start text:name="__RefHeading__4831_870770622"/><text:alphabetical-index-mark text:string-value="úpravy obrázků"/><text:alphabetical-index-mark text:string-value="úprava" text:key1="obrázky"/>Úprava obrázků<text:bookmark-end text:name="__RefHeading__4831_870770622"/></text:h>
      <text:p text:style-name="Text_20_body">Když vložíte nový obrázek, možná bude nutné jej upravit tak, aby do dokumentu pasova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te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Panel nástrojů obrázku"/><text:alphabetical-index-mark text:string-value="Obrázek" text:key1="nástrojové lišty"/>Používání Nástrojové lišty Obrázek<text:bookmark-end text:name="__RefHeading__19775_587482907"/></text:h>
      <text:p text:style-name="Text_20_Body_20_List_20_Intro">Když vložíte obrázek nebo vyberete ten, který se již v sešitě nachází, nahradí panel nástrojů Obrázek, nástroje Formátování. Pokud se neobjeví, přejděte na panelu nabídek na <text:span text:style-name="Strong_20_Emphasis">Zobrazení &gt; Panely nástrojů &gt; Obrázek</text:span> . Nástroje dostupné na panelu nástrojů Obrázek jsou popsány níže.</text:p>
      <text:list xml:id="list201639080669506" text:continue-numbering="true" text:style-name="Heading_20_Note">
        <text:list-item>
          <text:p text:style-name="P56">Poznámka</text:p>
        </text:list-item>
      </text:list>
      <text:p text:style-name="P32">Změny ve vlastnostech obrázku ovlivňují pouze zobrazení a tisk obrázku. Původní obrazový soubor zůstává nezměněn.</text:p>
      <text:list xml:id="list201638822866655" text:continue-list="list3897989777" text:style-name="List_20_1">
        <text:list-item>
          <text:p text:style-name="P57"><text:span text:style-name="Strong_20_Emphasis">Ukotvení</text:span> - vyberte mezi ukotvením obrázku k buňce (včetně nebo beze změny velikosti) nebo na stránku. Viz „ <text:bookmark-ref text:reference-format="text" text:ref-name="__RefHeading__36112413">Ukotvení obrázků</text:bookmark-ref> “ na stránce <text:bookmark-ref text:reference-format="page" text:ref-name="__RefHeading__36112413">12</text:bookmark-ref> .</text:p>
        </text:list-item>
        <text:list-item>
          <text:p text:style-name="P58"><text:span text:style-name="Strong_20_Emphasis">Zarovnání</text:span> - pokud jsou vybrány dva nebo více obrázků, můžete upravit jejich vzájemné vodorovné či svislé zarovnání. Viz „ <text:bookmark-ref text:reference-format="text" text:ref-name="__RefHeading__41593724">Zarovnání obrázků</text:bookmark-ref> “ na stránce <text:bookmark-ref text:reference-format="page" text:ref-name="__RefHeading__41593724">12</text:bookmark-ref> .</text:p>
        </text:list-item>
        <text:list-item>
          <text:p text:style-name="P62">Šest tlačítek pro uspořádání (umístění obrázků v pořadí stohování): <text:span text:style-name="Strong_20_Emphasis">Přesunout do popředí</text:span> , <text:span text:style-name="Strong_20_Emphasis">O jedno vpřed</text:span> , <text:span text:style-name="Strong_20_Emphasis">O jedno zpět</text:span> , <text:span text:style-name="Strong_20_Emphasis">Přesunout do pozadí</text:span> , <text:span text:style-name="Strong_20_Emphasis">Do popředí</text:span> , <text:span text:style-name="Strong_20_Emphasis">Na pozadí</text:span> . Viz „ <text:bookmark-ref text:reference-format="text" text:ref-name="__RefHeading__42669_701536291">Uspořádání obrázků</text:bookmark-ref> “ na stránce <text:bookmark-ref text:reference-format="page" text:ref-name="__RefHeading__42669_701536291">11</text:bookmark-ref> .</text:p>
        </text:list-item>
        <text:list-item>
          <text:p text:style-name="P62"><text:span text:style-name="Strong_20_Emphasis">Styl čáry</text:span> , <text:span text:style-name="Strong_20_Emphasis">Šířka čáry</text:span> , <text:span text:style-name="Strong_20_Emphasis">Barva čáry</text:span> - nastavení atributů ohraničení obrázku.</text:p>
        </text:list-item>
        <text:list-item>
          <text:p text:style-name="P59"><text:span text:style-name="Strong_20_Emphasis">Styl oblasti / Vyplnění</text:span> - nastavuje barvu nebo jiné vlastnosti pozadí, obsahující obrázek, nikoli samotného obrázku. Chcete-li mít zobrazené pozadí, musíte nastavit vhodnou hodnotu průhlednosti obrázku. Viz <text:span text:style-name="Emphasis">Průvodce kreslení</text:span>pro další informace týkající se úpravy oblastí.</text:p>
        </text:list-item>
        <text:list-item>
          <text:p text:style-name="P59"><text:span text:style-name="Strong_20_Emphasis">Stínování</text:span> - nastaví výchozí stínový efekt okolo obrázku. Chcete-li přizpůsobit stínový efekt, otevřete dialogové okno Oblast ( <text:span text:style-name="Strong_20_Emphasis">Formát &gt; Objekt &gt; Oblast</text:span> ) a vyberte <text:span text:style-name="Emphasis">Stínování</text:span> tab.</text:p>
        </text:list-item>
        <text:list-item>
          <text:p text:style-name="List_20_1"><text:span text:style-name="Strong_20_Emphasis">Filtr</text:span> - otevře panel nástrojů Obrazový Filtr. Viz <text:span text:style-name="Emphasis">Průvodce kreslení</text:span> pro podrobnosti o obrazových filtrech.</text:p>
        </text:list-item>
        <text:list-item>
          <text:p text:style-name="List_20_1"><text:span text:style-name="Strong_20_Emphasis">Režim obrazu</text:span> - mění zobrazení obrázku z barevného ( <text:span text:style-name="Emphasis">Výchozí</text:span> ) do odstínů šedé, černé a bílé nebo jako vodoznak. Toto nastavení ovlivní pouze zobrazení a tisk obrázku; původní obrazový soubor zůstává nezměněn.</text:p>
        </text:list-item>
        <text:list-item text:style-override="OOoBullets_20_1">
          <text:p text:style-name="P65"><text:span text:style-name="Strong_20_Emphasis">Oříznout obrázek</text:span> - umísťuje kolem obrázku ořezové úchyty. Přetažením úchytky oříznete (skryjete) okraje obrázku.</text:p>
        </text:list-item>
        <text:list-item text:style-override="OOoBullets_20_1">
          <text:p text:style-name="P66"><text:span text:style-name="Strong_20_Emphasis">Překlopit vodorovně</text:span> a <text:span text:style-name="Strong_20_Emphasis">Překlopit svisle</text:span> - mění orientaci obrazu.</text:p>
        </text:list-item>
        <text:list-item text:style-override="OOoBullets_20_1">
          <text:p text:style-name="P66"><text:span text:style-name="Strong_20_Emphasis">Otočit</text:span> - umísťuje kolem obrázku úchyty pro otáčení.</text:p>
        </text:list-item>
        <text:list-item text:style-override="OOoBullets_20_1">
          <text:p text:style-name="P63"><text:span text:style-name="Strong_20_Emphasis">Průhlednost</text:span> - upravuje stupeň průhlednosti obrazu mezi 0 % (neprůhledný) a 100 % (zcela průhledný).</text:p>
        </text:list-item>
        <text:list-item text:style-override="OOoBullets_20_1">
          <text:p text:style-name="P64"><text:soft-page-break/><text:span text:style-name="Strong_20_Emphasis">Barva</text:span> - otevře panel nástrojů Barva (Obrázek <text:sequence-ref text:reference-format="value" text:ref-name="refFigure3">4</text:sequence-ref> ) k úpravě hodnot červené, zelené, modré barvy, jasu, kontrastu a ga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Obrázek <text:sequence text:ref-name="refFigure3" text:name="Figure" text:formula="ooow:Figure+1" style:num-format="1">4</text:sequence> : Panel nástrojů Barva</text:p></draw:text-box></draw:frame></text:p>
      <text:h text:style-name="P50" text:outline-level="2"><text:bookmark-start text:name="__RefHeading___Toc66023_1507088200"/><text:alphabetical-index-mark text:string-value="použití s obrázky" text:key1="Karta vlastnosti"/><text:alphabetical-index-mark text:string-value="Balíček vlastností, použití s kreslícími objekty" text:key1="Postranní lišta"/>Používání karty Vlastnosti v postranní liště<text:bookmark-end text:name="__RefHeading___Toc66023_1507088200"/></text:h>
      <text:p text:style-name="P18">Při výběru obrázku, najdete některá nastavení panelu nástrojů Obrázek také na postranním panelu na kartě Vlastnosti. Patří mezi ně nastavení<text:span text:style-name="Strong_20_Emphasis">Barva</text:span> , <text:span text:style-name="Strong_20_Emphasis">Čára</text:span> , a <text:span text:style-name="Strong_20_Emphasis">Průhlednost</text:span>.</text:p>
      <text:h text:style-name="Heading_20_2" text:outline-level="2"><text:bookmark-start text:name="__RefHeading__42667_701536291"/><text:alphabetical-index-mark text:string-value="přidání textu do" text:key1="obrázky"/><text:alphabetical-index-mark text:string-value="přidání textu do" text:key1="kresby"/><text:alphabetical-index-mark text:string-value="přidávání do obrázků" text:key1="text"/><text:alphabetical-index-mark text:string-value="přidání do kreslených objektů" text:key1="text"/>Přidávání textu<text:bookmark-end text:name="__RefHeading__42667_701536291"/></text:h>
      <text:p text:style-name="Text_20_body">Do obrázku nebo kresleného objektu můžete přidat text. Při přemisťování obrázku se tento text bude pohybovat spolu s obrázkem. Další informace o přidávání textu do obrázků naleznete na stránce <text:span text:style-name="Emphasis">Průvodce kreslení</text:span> .</text:p>
      <text:list xml:id="list3826523314" text:style-name="Numbering_20_1">
        <text:list-item>
          <text:p text:style-name="Numbering_20_1">Dvojí kliknutí na obrázek. Textový kurzor bliká ve středu obrázku. Panel nástrojů Formátování textu se automaticky otevře v horní části tabulky.</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Obrázek <text:sequence text:ref-name="refFigure4" text:name="Figure" text:formula="ooow:Figure+1" style:num-format="1">5</text:sequence> : Panel nástrojů pro formátování textu pro obrázky</text:p></draw:text-box></draw:frame></text:p>
      <text:list xml:id="list201639940461535" text:continue-numbering="true" text:style-name="Numbering_20_1">
        <text:list-item>
          <text:p text:style-name="Numbering_20_1">Zadejte text a naformátujte jej pomocí nástrojů na kartě Formátování textu. Většina nástrojů je stejná jako nástroje pro formátování textu v buňkách.</text:p>
        </text:list-item>
        <text:list-item>
          <text:p text:style-name="P72">Chcete-li upravit pozici textu, nebo jeho vzhled v obrázku, klepněte pravým tlačítkem myši na obrázek (za blikání textového kurzoru) a vyberte z kontextové nabídky <text:span text:style-name="Strong_20_Emphasis">Text</text:span>, pro otevření dialogového okna Text (Obrázek <text:sequence-ref text:reference-format="value" text:ref-name="refFigure5">6</text:sequence-ref> ).</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Obrázek <text:sequence text:ref-name="refFigure5" text:name="Figure" text:formula="ooow:Figure+1" style:num-format="1">6</text:sequence> : Dialogové okno Text</text:p></draw:text-box></draw:frame></text:p>
      <text:list xml:id="list201639666328502" text:continue-numbering="true" text:style-name="Numbering_20_1">
        <text:list-item>
          <text:p text:style-name="Numbering_20_1"><text:soft-page-break/>Proveďte potřebné změny a kliknutím na <text:span text:style-name="Strong_20_Emphasis">OK</text:span> zavřet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umísťování obrázků"/><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te-li obrázek přesunout na nové místo v sešitě, klikněte na obrázek a přetáhněte jej na nové místo. Obrázek bude stále ukotven tak, jak byl původně (tj. <text:span text:style-name="Emphasis">Do buňky</text:span> , <text:span text:style-name="Emphasis">Do buňky (změna velikosti pomocí buňky)</text:span> , nebo <text:span text:style-name="Emphasis">Na stránku</text:span> ).</text:p>
      <text:p text:style-name="Text_20_Body_20_List_20_Intro"><text:bookmark-start text:name="__RefHeading__41120_701536291"/>Chcete-li změnit velikost obrázku:<text:bookmark-end text:name="__RefHeading__41120_701536291"/></text:p>
      <text:list xml:id="list1578366728" text:style-name="Numbering_20_1">
        <text:list-item text:start-value="1">
          <text:p text:style-name="Numbering_20_1">Klepnutím na obrázek zobrazíte popisky výběru.</text:p>
        </text:list-item>
        <text:list-item>
          <text:p text:style-name="Numbering_20_1">Umístět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2233027210" text:style-name="Heading_20_Tip">
        <text:list-item>
          <text:p text:style-name="Heading_20_Tip">Rada</text:p>
        </text:list-item>
      </text:list>
      <text:p text:style-name="Text_20_Note">Chcete-li zachovat původní proporce obrázku, klikněte a přetáhněte jednu z rohových úchytů. Pokud chcete změnit původní proporce, <text:span text:style-name="Keystroke">Shift + kliknutí</text:span> na jeden z rohových úchytů a poté potáhněte.</text:p>
      <text:h text:style-name="Heading_20_2" text:outline-level="2"><text:bookmark-start text:name="__RefHeading__41122_701536291"/><text:alphabetical-index-mark text:string-value="Dialogového okno Umístění a velikost"/>Použití dialogu Poloha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Uspořádání obrázků<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Ukotvení obrázků<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Zarovnání obrázků<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Seskupování a oddělování obrázků<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levé tlačítko myši.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Nastavení vlastností objektů kresba<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Změna velikosti objektů kresba<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nástrojů kreslení LibreOffice</text:chapter> | <text:page-number text:select-page="current">13</text:page-number></text:p>
      </style:footer>
      <style:footer-left>
        <text:p text:style-name="Footer"><text:page-number text:select-page="current">16 </text:page-number><text:s/> |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5 Použití grafiky v programu Calc </text:title><text:s/> | <text:page-number text:select-page="current">3</text:page-number></text:p>
      </style:footer>
      <style:footer-left>
        <text:p text:style-name="Footer"><text:page-number text:select-page="current">0</text:page-number> | <text:title>Kapitola 5 Použití grafiky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5 Použití grafiky v programu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